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1f4" officeooo:paragraph-rsid="0013c1f4"/>
    </style:style>
    <style:style style:name="P2" style:family="paragraph" style:parent-style-name="Standard">
      <style:text-properties officeooo:rsid="0014b85c" officeooo:paragraph-rsid="0014b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Eclipse con la versión Enterprise.</text:p>
      <text:p text:style-name="P1"/>
      <text:p text:style-name="P2">Crear un Maven Project. Indicar que “simple project” (no hay que elegir Archetype)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53:18.178356526</meta:creation-date>
    <meta:generator>LibreOffice/6.0.7.3$Linux_X86_64 LibreOffice_project/00m0$Build-3</meta:generator>
    <dc:date>2020-03-28T14:05:19.975664716</dc:date>
    <meta:editing-duration>PT12M2S</meta:editing-duration>
    <meta:editing-cycles>2</meta:editing-cycles>
    <meta:document-statistic meta:table-count="0" meta:image-count="0" meta:object-count="0" meta:page-count="1" meta:paragraph-count="2" meta:word-count="19" meta:character-count="126" meta:non-whitespace-character-count="109"/>
  </office:meta>
</office:document-meta>
</file>